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he accompanying diagram shows pauses of length Tp from the PCD’s perspecti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re we instead care about how many clock ticks are missed during that paus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in missed ticks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&lt;= 0 implies the clock does not need to stop at all. Negative values allow for some jitter detecting the rising edge (even if the clock doesn’t stop)</text:p>
          </table:table-cell>
        </table:table-row>
        <table:table-row table:style-name="ro1">
          <table:table-cell/>
          <table:table-cell office:value-type="string" calcext:value-type="string">
            <text:p>max missed ticks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2x</text:p>
          </table:table-cell>
          <table:table-cell table:formula="of:=128-[.$C$5]" office:value-type="float" office:value="69" calcext:value-type="float">
            <text:p>69</text:p>
          </table:table-cell>
          <table:table-cell table:formula="of:=128-[.$C$4]"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2z</text:p>
          </table:table-cell>
          <table:table-cell table:formula="of:=64-[.$C$5]" office:value-type="float" office:value="5" calcext:value-type="float">
            <text:p>5</text:p>
          </table:table-cell>
          <table:table-cell table:formula="of:=64-[.$C$4]" office:value-type="float" office:value="67" calcext:value-type="float">
            <text:p>67</text:p>
          </table:table-cell>
          <table:table-cell/>
          <table:table-cell table:style-name="ce1" office:value-type="string" calcext:value-type="string">
            <text:p>This is not allowed and should be treated as a frame error</text:p>
          </table:table-cell>
        </table:table-row>
        <table:table-row table:style-name="ro1">
          <table:table-cell/>
          <table:table-cell office:value-type="string" calcext:value-type="string">
            <text:p>x2y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this is a bit arbitrary but should be &gt; Tx2x_ma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z2x</text:p>
          </table:table-cell>
          <table:table-cell table:formula="of:=128+64-[.$C$5]" office:value-type="float" office:value="133" calcext:value-type="float">
            <text:p>133</text:p>
          </table:table-cell>
          <table:table-cell table:formula="of:=128+64-[.$C$4]"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2z</text:p>
          </table:table-cell>
          <table:table-cell table:formula="of:=128-[.$C$5]" office:value-type="float" office:value="69" calcext:value-type="float">
            <text:p>69</text:p>
          </table:table-cell>
          <table:table-cell table:formula="of:=128-[.$C$4]"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2y</text:p>
          </table:table-cell>
          <table:table-cell table:formula="of:=[.$C$23]-[.$C$19]"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calculated form z2y2x and y2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x2y2x</text:p>
          </table:table-cell>
          <table:table-cell table:formula="of:=256-[.$C$5]" office:value-type="float" office:value="197" calcext:value-type="float">
            <text:p>197</text:p>
          </table:table-cell>
          <table:table-cell table:formula="of:=256-[.$C$4]"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2y2z</text:p>
          </table:table-cell>
          <table:table-cell table:formula="of:=128+64-[.$C$5]" office:value-type="float" office:value="133" calcext:value-type="float">
            <text:p>133</text:p>
          </table:table-cell>
          <table:table-cell table:formula="of:=128+64-[.$C$4]"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y2x</text:p>
          </table:table-cell>
          <table:table-cell table:formula="of:=[.$C$16]-[.$C$10]" office:value-type="float" office:value="65" calcext:value-type="float">
            <text:p>65</text:p>
          </table:table-cell>
          <table:table-cell table:formula="of:=[.$D$16]-[.$C$10]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2z</text:p>
          </table:table-cell>
          <table:table-cell table:formula="of:=[.$C$17]-[.$C$10]" office:value-type="float" office:value="1" calcext:value-type="float">
            <text:p>1</text:p>
          </table:table-cell>
          <table:table-cell table:formula="of:=[.$D$17]-[.$C$10]" office:value-type="float" office:value="63" calcext:value-type="float">
            <text:p>63</text:p>
          </table:table-cell>
          <table:table-cell/>
          <table:table-cell office:value-type="string" calcext:value-type="string">
            <text:p>min should be &gt;= 1. a value of 0 implies the pause and timeout can occur at the same time</text:p>
          </table:table-cell>
        </table:table-row>
        <table:table-row table:style-name="ro1">
          <table:table-cell/>
          <table:table-cell office:value-type="string" calcext:value-type="string">
            <text:p>y2y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IDL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z2y2x</text:p>
          </table:table-cell>
          <table:table-cell table:formula="of:=256+64-[.$C$5]" office:value-type="float" office:value="261" calcext:value-type="float">
            <text:p>261</text:p>
          </table:table-cell>
          <table:table-cell table:formula="of:=256+64-[.$C$4]"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2y2z</text:p>
          </table:table-cell>
          <table:table-cell table:formula="of:=256-[.$C$5]" office:value-type="float" office:value="197" calcext:value-type="float">
            <text:p>197</text:p>
          </table:table-cell>
          <table:table-cell table:formula="of:=256-[.$C$4]" office:value-type="float" office:value="259" calcext:value-type="float">
            <text:p>25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19:46:08.7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5:36:59.327000000</meta:creation-date>
    <dc:date>2021-10-27T19:46:51.833000000</dc:date>
    <meta:editing-duration>PT5H6M23S</meta:editing-duration>
    <meta:editing-cycles>10</meta:editing-cycles>
    <meta:generator>LibreOffice/6.1.4.2$Windows_X86_64 LibreOffice_project/9d0f32d1f0b509096fd65e0d4bec26ddd1938fd3</meta:generator>
    <meta:document-statistic meta:table-count="1" meta:cell-count="50" meta:object-count="0"/>
  </office:meta>
</office:document-meta>
</file>